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1.222cm" table:align="left"/>
    </style:style>
    <style:style style:name="表格1.A" style:family="table-column">
      <style:table-column-properties style:column-width="3.526cm"/>
    </style:style>
    <style:style style:name="表格1.B" style:family="table-column">
      <style:table-column-properties style:column-width="7.696cm"/>
    </style:style>
    <style:style style:name="表格1.A1" style:family="table-cell">
      <style:table-cell-properties style:vertical-align="middle" fo:padding="0.049cm" fo:border="none"/>
    </style:style>
    <style:style style:name="表格1.B6" style:family="table-cell">
      <style:table-cell-properties fo:padding="0.049cm" fo:border="none"/>
    </style:style>
    <style:style style:name="P1" style:family="paragraph" style:parent-style-name="Text_20_body">
      <style:text-properties style:font-name="DejaVu Sans Mono" style:font-name-asian="DejaVu Sans Mono"/>
    </style:style>
    <style:style style:name="P2" style:family="paragraph" style:parent-style-name="Text_20_body">
      <style:text-properties style:font-name="DejaVu Sans Mono" officeooo:rsid="00162db9" officeooo:paragraph-rsid="0019aede" style:font-name-asian="DejaVu Sans Mono"/>
    </style:style>
    <style:style style:name="P3" style:family="paragraph" style:parent-style-name="Text_20_body">
      <style:text-properties style:font-name="DejaVu Sans Mono" officeooo:paragraph-rsid="002319e3" style:font-name-asian="DejaVu Sans Mono"/>
    </style:style>
    <style:style style:name="P4" style:family="paragraph" style:parent-style-name="Text_20_body">
      <style:text-properties officeooo:paragraph-rsid="0019aede"/>
    </style:style>
    <style:style style:name="P5" style:family="paragraph" style:parent-style-name="Quotations">
      <style:text-properties style:font-name="DejaVu Sans Mono" style:font-name-asian="DejaVu Sans Mono"/>
    </style:style>
    <style:style style:name="P6" style:family="paragraph" style:parent-style-name="Quotations">
      <style:paragraph-properties fo:margin-left="0cm" fo:margin-right="1cm" fo:text-indent="0cm" style:auto-text-indent="false"/>
      <style:text-properties style:font-name="DejaVu Sans Mono" officeooo:paragraph-rsid="002319e3" style:font-name-asian="DejaVu Sans Mono"/>
    </style:style>
    <style:style style:name="P7" style:family="paragraph" style:parent-style-name="Title">
      <style:text-properties style:font-name="DejaVu Sans Mono" style:font-name-asian="DejaVu Sans Mono"/>
    </style:style>
    <style:style style:name="P8" style:family="paragraph" style:parent-style-name="Table_20_Heading">
      <style:text-properties style:font-name="DejaVu Sans Mono" style:font-name-asian="DejaVu Sans Mono"/>
    </style:style>
    <style:style style:name="P9" style:family="paragraph" style:parent-style-name="List_20_Heading">
      <style:text-properties style:font-name="DejaVu Sans Mono" style:font-name-asian="DejaVu Sans Mono"/>
    </style:style>
    <style:style style:name="P10" style:family="paragraph" style:parent-style-name="List_20_Contents">
      <style:paragraph-properties fo:margin-top="0cm" fo:margin-bottom="0.499cm" loext:contextual-spacing="false"/>
    </style:style>
    <style:style style:name="P11" style:family="paragraph" style:parent-style-name="List_20_Contents">
      <style:paragraph-properties fo:margin-top="0cm" fo:margin-bottom="0.499cm" loext:contextual-spacing="false"/>
      <style:text-properties style:font-name="DejaVu Sans Mono" style:font-name-asian="DejaVu Sans Mono"/>
    </style:style>
    <style:style style:name="P12" style:family="paragraph" style:parent-style-name="Preformatted_20_Text">
      <style:text-properties style:font-name="DejaVu Sans Mono" style:font-name-asian="DejaVu Sans Mono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DejaVu Sans Mono" style:font-name-asian="DejaVu Sans Mono"/>
    </style:style>
    <style:style style:name="P14" style:family="paragraph" style:parent-style-name="Preformatted_20_Text">
      <style:paragraph-properties fo:margin-left="1cm" fo:margin-right="0cm" fo:text-indent="0cm" style:auto-text-indent="false"/>
      <style:text-properties style:font-name="DejaVu Sans Mono" style:font-name-asian="DejaVu Sans Mono"/>
    </style:style>
    <style:style style:name="P15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style:font-name="DejaVu Sans Mono" style:font-name-asian="DejaVu Sans Mono"/>
    </style:style>
    <style:style style:name="P16" style:family="paragraph" style:parent-style-name="Table_20_Contents">
      <style:text-properties style:font-name="DejaVu Sans Mono" style:font-name-asian="DejaVu Sans Mono"/>
    </style:style>
    <style:style style:name="P17" style:family="paragraph" style:parent-style-name="Table_20_Contents">
      <style:text-properties style:font-name="DejaVu Sans Mono" fo:font-size="2pt" style:font-name-asian="DejaVu Sans Mono" style:font-size-asian="2pt" style:font-size-complex="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officeooo:rsid="001762a1" style:font-weight-asian="bold" style:font-weight-complex="bold"/>
    </style:style>
    <style:style style:name="T4" style:family="text">
      <style:text-properties fo:font-weight="bold" officeooo:rsid="0019aede"/>
    </style:style>
    <style:style style:name="T5" style:family="text">
      <style:text-properties fo:font-weight="bold" officeooo:rsid="0019f3ee"/>
    </style:style>
    <style:style style:name="T6" style:family="text">
      <style:text-properties fo:font-weight="bold" officeooo:rsid="001bdd85"/>
    </style:style>
    <style:style style:name="T7" style:family="text">
      <style:text-properties fo:font-weight="bold" officeooo:rsid="001762a1" style:font-weight-asian="normal" style:font-weight-complex="normal"/>
    </style:style>
    <style:style style:name="T8" style:family="text">
      <style:text-properties style:font-name="DejaVu Sans Mono" style:font-name-asian="DejaVu Sans Mono"/>
    </style:style>
    <style:style style:name="T9" style:family="text">
      <style:text-properties style:font-name="DejaVu Sans Mono" officeooo:rsid="0019aede" style:font-name-asian="DejaVu Sans Mono"/>
    </style:style>
    <style:style style:name="T10" style:family="text">
      <style:text-properties style:font-name="DejaVu Sans Mono" officeooo:rsid="001762a1" style:font-name-asian="DejaVu Sans Mono"/>
    </style:style>
    <style:style style:name="T11" style:family="text">
      <style:text-properties style:font-name="DejaVu Sans Mono" officeooo:rsid="00206787" style:font-name-asian="DejaVu Sans Mono"/>
    </style:style>
    <style:style style:name="T12" style:family="text">
      <style:text-properties style:font-name="DejaVu Sans Mono" fo:font-weight="bold" style:font-name-asian="DejaVu Sans Mono"/>
    </style:style>
    <style:style style:name="T13" style:family="text">
      <style:text-properties style:font-name="DejaVu Sans Mono" fo:font-weight="bold" style:font-name-asian="DejaVu Sans Mono" style:font-weight-asian="bold" style:font-weight-complex="bold"/>
    </style:style>
    <style:style style:name="T14" style:family="text">
      <style:text-properties style:font-name="DejaVu Sans Mono" fo:font-weight="bold" officeooo:rsid="00150f3a" style:font-name-asian="DejaVu Sans Mono" style:font-weight-asian="bold" style:font-weight-complex="bold"/>
    </style:style>
    <style:style style:name="T15" style:family="text">
      <style:text-properties style:font-name="DejaVu Sans Mono" fo:font-weight="bold" officeooo:rsid="001762a1" style:font-name-asian="DejaVu Sans Mono" style:font-weight-asian="bold" style:font-weight-complex="bold"/>
    </style:style>
    <style:style style:name="T16" style:family="text">
      <style:text-properties style:font-name="DejaVu Sans Mono" fo:font-weight="bold" officeooo:rsid="0019aede" style:font-name-asian="DejaVu Sans Mono"/>
    </style:style>
    <style:style style:name="T17" style:family="text">
      <style:text-properties style:font-name="DejaVu Sans Mono" fo:font-weight="bold" officeooo:rsid="001762a1" style:font-name-asian="DejaVu Sans Mono"/>
    </style:style>
    <style:style style:name="T18" style:family="text">
      <style:text-properties style:font-name="DejaVu Sans Mono" fo:font-weight="bold" officeooo:rsid="001762a1" style:font-name-asian="DejaVu Sans Mono" style:font-weight-asian="normal" style:font-weight-complex="normal"/>
    </style:style>
    <style:style style:name="T19" style:family="text">
      <style:text-properties style:font-name="DejaVu Sans Mono" fo:font-style="normal" fo:font-weight="normal" style:font-name-asian="DejaVu Sans Mono" style:font-style-asian="normal" style:font-weight-asian="normal" style:font-style-complex="normal" style:font-weight-complex="normal"/>
    </style:style>
    <style:style style:name="T20" style:family="text">
      <style:text-properties style:font-name="DejaVu Sans Mono" fo:font-weight="normal" officeooo:rsid="001762a1" style:font-name-asian="DejaVu Sans Mono" style:font-weight-asian="normal" style:font-weight-complex="normal"/>
    </style:style>
    <style:style style:name="T21" style:family="text">
      <style:text-properties officeooo:rsid="001762a1"/>
    </style:style>
    <style:style style:name="T22" style:family="text">
      <style:text-properties officeooo:rsid="0019aed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9f3ee" style:font-weight-asian="normal" style:font-weight-complex="normal"/>
    </style:style>
    <style:style style:name="T25" style:family="text">
      <style:text-properties fo:font-weight="normal" officeooo:rsid="001bdd85" style:font-weight-asian="normal" style:font-weight-complex="normal"/>
    </style:style>
    <style:style style:name="T26" style:family="text">
      <style:text-properties fo:font-weight="normal" officeooo:rsid="001762a1" style:font-weight-asian="normal" style:font-weight-complex="normal"/>
    </style:style>
    <style:style style:name="T27" style:family="text">
      <style:text-properties officeooo:rsid="00206787"/>
    </style:style>
    <style:style style:name="T28" style:family="text">
      <style:text-properties officeooo:rsid="0022e511"/>
    </style:style>
    <style:style style:name="T29" style:family="text">
      <style:text-properties officeooo:rsid="0026a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lation Directory Variables</text:p>
      <text:p text:style-name="Text_20_body"><text:bookmark text:name="index-Installation-directories-121"/><text:bookmark text:name="index-Directories_002c-installation-122"/><text:span text:style-name="T8">The following variables specify the directories for package installation, see </text:span><text:a xlink:type="simple" xlink:href="https://www.gnu.org/software/autoconf/manual/autoconf-2.63/standards/Directory-Variables.html#Directory-Variables" text:style-name="Internet_20_link" text:visited-style-name="Visited_20_Internet_20_Link"><text:span text:style-name="T8">Variables for Installation Directories</text:span></text:a><text:span text:style-name="T8">, for more information. Each variable corresponds to an argument of </text:span><text:span text:style-name="Example"><text:span text:style-name="T8">configure</text:span></text:span><text:span text:style-name="T8">; trailing slashes are stripped so that expressions such as `</text:span><text:span text:style-name="Example"><text:span text:style-name="T8">${prefix}/lib</text:span></text:span><text:span text:style-name="T8">' expand with only one slash between directory names. See the end of this section for details on when and how to use these variables. </text:span>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8">Directory variable</text:p>
            </table:table-cell>
            <table:table-cell table:style-name="表格1.A1" office:value-type="string">
              <text:p text:style-name="P8">Default value</text:p>
            </table:table-cell>
          </table:table-row>
        </table:table-header-rows>
        <table:table-row>
          <table:table-cell table:style-name="表格1.A1" office:value-type="string">
            <text:p text:style-name="Table_20_Contents"><text:span text:style-name="Source_20_Text"><text:span text:style-name="T8">prefix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/usr/local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2"/>exec_prefix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prefix}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4"/>bin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exec_prefix}/bin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4"/>lib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exec_prefix}/lib</text:span></text:span></text:p>
          </table:table-cell>
        </table:table-row>
        <table:table-row>
          <table:table-cell table:style-name="表格1.A1" office:value-type="string">
            <text:p text:style-name="P16">    …</text:p>
          </table:table-cell>
          <table:table-cell table:style-name="表格1.B6" office:value-type="string">
            <text:p text:style-name="P17"/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2"/>include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prefix}/include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2"/>dataroot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prefix}/share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4"/>data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datarootdir}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4"/>man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datarootdir}/man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4"/>info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datarootdir}/info</text:span></text:span></text:p>
          </table:table-cell>
        </table:table-row>
        <table:table-row>
          <table:table-cell table:style-name="表格1.A1" office:value-type="string">
            <text:p text:style-name="Table_20_Contents"><text:span text:style-name="Source_20_Text"><text:span text:style-name="T8"><text:s text:c="4"/>docdir</text:span></text:span></text:p>
          </table:table-cell>
          <table:table-cell table:style-name="表格1.A1" office:value-type="string">
            <text:p text:style-name="Table_20_Contents"><text:span text:style-name="Source_20_Text"><text:span text:style-name="T8">${datarootdir}/doc/${PACKAGE}</text:span></text:span></text:p>
          </table:table-cell>
        </table:table-row>
      </table:table>
      <text:p text:style-name="P1"/>
      <text:p text:style-name="P2"><text:span text:style-name="T22">— Variable: </text:span><text:span text:style-name="T4">exec_prefix</text:span></text:p>
      <text:p text:style-name="P4"><text:span text:style-name="Source_20_Text"><text:span text:style-name="T18"><text:tab/></text:span></text:span><text:span text:style-name="Source_20_Text"><text:span text:style-name="T20">$(</text:span></text:span><text:span text:style-name="Source_20_Text"><text:span text:style-name="T15">exec_prefix</text:span></text:span><text:span text:style-name="Source_20_Text"><text:span text:style-name="T20">)</text:span></text:span><text:span text:style-name="T20"> is used for directories that contain machine-specific files (such as executables and subroutine libraries), while </text:span><text:span text:style-name="Source_20_Text"><text:span text:style-name="T20">$(prefix)</text:span></text:span><text:span text:style-name="T20"> is used directly for other directories. </text:span></text:p>
      <text:p text:style-name="Text_20_body"><text:span text:style-name="T10">Running ‘</text:span><text:span text:style-name="Example"><text:span text:style-name="T10">make install</text:span></text:span><text:span text:style-name="T10">’ with a different value of </text:span><text:span text:style-name="Source_20_Text"><text:span text:style-name="T10">exec_prefix</text:span></text:span><text:span text:style-name="T10"> from the one used to build the program should </text:span><text:span text:style-name="Emphasis"><text:span text:style-name="T10">not</text:span></text:span><text:span text:style-name="T10"> recompile the program. Default: $(prefix)</text:span></text:p>
      <text:p text:style-name="P1">— Variable: <text:span text:style-name="T2">bindir</text:span><text:bookmark text:name="index-bindir-123"/></text:p>
      <text:p text:style-name="P5"><text:bookmark text:name="index-bindir-124"/>The directory for installing executables that users run. <text:span text:style-name="T21">Default: $(prefix)/bin</text:span></text:p>
      <text:p text:style-name="P3">— Variable: <text:span text:style-name="T2">datarootdir</text:span><text:bookmark text:name="index-datarootdir-127"/></text:p>
      <text:p text:style-name="P6"><text:bookmark text:name="index-datarootdir-128"/><text:tab/>The root of the directory tree for read-only architecture-independent data files. <text:span text:style-name="T29">Default: $(prefix)/share</text:span></text:p>
      <text:p text:style-name="P1"><text:soft-page-break/>— Variable: <text:span text:style-name="T2">datadir</text:span><text:bookmark text:name="index-datadir-125"/></text:p>
      <text:p text:style-name="P5"><text:bookmark text:name="index-datadir-126"/>The directory for installing idiosyncratic read-only architecture-independent data. <text:span text:style-name="T28">Default: </text:span></text:p>
      <text:p text:style-name="P1">— Variable: <text:span text:style-name="T2">docdir</text:span><text:bookmark text:name="index-docdir-129"/></text:p>
      <text:p text:style-name="P5"><text:bookmark text:name="index-docdir-130"/>The directory for installing documentation files (other than Info and man). </text:p>
      <text:p text:style-name="P1">— Variable: <text:span text:style-name="T2">dvidir</text:span><text:bookmark text:name="index-dvidir-131"/></text:p>
      <text:p text:style-name="P5"><text:bookmark text:name="index-dvidir-132"/>The directory for installing documentation files in DVI format. <text:s/></text:p>
      <text:p text:style-name="P1">— Variable: <text:span text:style-name="T2">htmldir</text:span><text:bookmark text:name="index-htmldir-135"/></text:p>
      <text:p text:style-name="P5"><text:bookmark text:name="index-htmldir-136"/>The directory for installing HTML documentation. </text:p>
      <text:p text:style-name="P1">— Variable: <text:span text:style-name="T2">includedir</text:span><text:bookmark text:name="index-includedir-137"/></text:p>
      <text:p text:style-name="P5"><text:bookmark text:name="index-includedir-138"/>The directory for installing C header files. </text:p>
      <text:p text:style-name="P1">— Variable: <text:span text:style-name="T2">infodir</text:span><text:bookmark text:name="index-infodir-139"/></text:p>
      <text:p text:style-name="P5"><text:bookmark text:name="index-infodir-140"/>The directory for installing documentation in Info format. </text:p>
      <text:p text:style-name="P1">— Variable: <text:span text:style-name="T2">libdir</text:span><text:bookmark text:name="index-libdir-141"/></text:p>
      <text:p text:style-name="P5"><text:bookmark text:name="index-libdir-142"/>The directory for installing object code libraries. </text:p>
      <text:p text:style-name="P1">— Variable: <text:span text:style-name="T2">libexecdir</text:span><text:bookmark text:name="index-libexecdir-143"/></text:p>
      <text:p text:style-name="P5"><text:bookmark text:name="index-libexecdir-144"/>The directory for installing executables that other programs run. </text:p>
      <text:p text:style-name="P1">— Variable: <text:span text:style-name="T2">localedir</text:span><text:bookmark text:name="index-localedir-145"/></text:p>
      <text:p text:style-name="P5"><text:bookmark text:name="index-localedir-146"/>The directory for installing locale-dependent but architecture-independent data, such as message catalogs. This directory usually has a subdirectory per locale. </text:p>
      <text:p text:style-name="P1">— Variable: <text:span text:style-name="T2">localstatedir</text:span><text:bookmark text:name="index-localstatedir-147"/></text:p>
      <text:p text:style-name="P5"><text:bookmark text:name="index-localstatedir-148"/>The directory for installing modifiable single-machine data. </text:p>
      <text:p text:style-name="P1">— Variable: <text:span text:style-name="T2">mandir</text:span><text:bookmark text:name="index-mandir-149"/></text:p>
      <text:p text:style-name="P5"><text:bookmark text:name="index-mandir-150"/>The top-level directory for installing documentation in man format. </text:p>
      <text:p text:style-name="P1">— Variable: <text:span text:style-name="T2">oldincludedir</text:span><text:bookmark text:name="index-oldincludedir-151"/></text:p>
      <text:p text:style-name="Quotations"><text:bookmark text:name="index-oldincludedir-152"/><text:span text:style-name="T8">The directory for installing C header files for non-</text:span><text:span text:style-name="acronym"><text:span text:style-name="T8">GCC</text:span></text:span><text:span text:style-name="T8"> </text:span><text:soft-page-break/><text:span text:style-name="T8">compilers. </text:span></text:p>
      <text:p text:style-name="P1">— Variable: <text:span text:style-name="T2">pdfdir</text:span><text:bookmark text:name="index-pdfdir-153"/></text:p>
      <text:p text:style-name="P5"><text:bookmark text:name="index-pdfdir-154"/>The directory for installing PDF documentation. </text:p>
      <text:p text:style-name="P1">— Variable: <text:span text:style-name="T2">prefix</text:span><text:bookmark text:name="index-prefix-155"/></text:p>
      <text:p text:style-name="Quotations"><text:bookmark text:name="index-prefix-156"/><text:span text:style-name="T8">The common installation prefix for all files. If </text:span><text:span text:style-name="Variable"><text:span text:style-name="T8">exec_prefix</text:span></text:span><text:span text:style-name="T8"> is defined to a different value, </text:span><text:span text:style-name="Variable"><text:span text:style-name="T8">prefix</text:span></text:span><text:span text:style-name="T8"> is used only for architecture-independent files. </text:span></text:p>
      <text:p text:style-name="P1">— Variable: <text:span text:style-name="T2">psdir</text:span><text:bookmark text:name="index-psdir-157"/></text:p>
      <text:p text:style-name="P5"><text:bookmark text:name="index-psdir-158"/>The directory for installing PostScript documentation. </text:p>
      <text:p text:style-name="P1">— Variable: <text:span text:style-name="T2">sbindir</text:span><text:bookmark text:name="index-sbindir-159"/></text:p>
      <text:p text:style-name="P5"><text:bookmark text:name="index-sbindir-160"/>The directory for installing executables that system administrators run. </text:p>
      <text:p text:style-name="P1">— Variable: <text:span text:style-name="T2">sharedstatedir</text:span><text:bookmark text:name="index-sharedstatedir-161"/></text:p>
      <text:p text:style-name="P5"><text:bookmark text:name="index-sharedstatedir-162"/>The directory for installing modifiable architecture-independent data. </text:p>
      <text:p text:style-name="P1">— Variable: <text:span text:style-name="T2">sysconfdir</text:span><text:bookmark text:name="index-sysconfdir-163"/></text:p>
      <text:p text:style-name="P5"><text:bookmark text:name="index-sysconfdir-164"/>The directory for installing read-only single-machine data. </text:p>
      <text:p text:style-name="Text_20_body"><text:span text:style-name="T8">Most of these variables have values that rely on </text:span><text:span text:style-name="Source_20_Text"><text:span text:style-name="T8">prefix</text:span></text:span><text:span text:style-name="T8"> or </text:span><text:span text:style-name="Source_20_Text"><text:span text:style-name="T8">exec_prefix</text:span></text:span><text:span text:style-name="T8">. It is deliberate that the directory output variables keep them unexpanded: typically `</text:span><text:span text:style-name="Example"><text:span text:style-name="T8">@datarootdir@</text:span></text:span><text:span text:style-name="T8">' is replaced by `</text:span><text:span text:style-name="Example"><text:span text:style-name="T8">${prefix}/share</text:span></text:span><text:span text:style-name="T8">', not `</text:span><text:span text:style-name="Example"><text:span text:style-name="T8">/usr/local/share</text:span></text:span><text:span text:style-name="T8">', and `</text:span><text:span text:style-name="Example"><text:span text:style-name="T8">@datadir@</text:span></text:span><text:span text:style-name="T8">' is replaced by `</text:span><text:span text:style-name="Example"><text:span text:style-name="T8">${datarootdir}</text:span></text:span><text:span text:style-name="T8">'. </text:span></text:p>
      <text:p text:style-name="Text_20_body"><text:span text:style-name="T8">This behavior is mandated by the </text:span><text:span text:style-name="acronym"><text:span text:style-name="T8">GNU</text:span></text:span><text:span text:style-name="T8"> coding standards, so that when the user runs: </text:span></text:p>
      <text:p text:style-name="List_20_Heading"><text:span text:style-name="T8">`</text:span><text:span text:style-name="Example"><text:span text:style-name="T8">make</text:span></text:span><text:span text:style-name="T8">'</text:span></text:p>
      <text:p text:style-name="List_20_Contents"><text:span text:style-name="T8">she can still specify a different prefix from the one specified to </text:span><text:span text:style-name="Example"><text:span text:style-name="T8">configure</text:span></text:span><text:span text:style-name="T8">, in which case, if needed, the package should hard code dependencies corresponding to the make-specified prefix. </text:span></text:p>
      <text:p text:style-name="List_20_Heading"><text:span text:style-name="T8">`</text:span><text:span text:style-name="Example"><text:span text:style-name="T8">make install</text:span></text:span><text:span text:style-name="T8">'</text:span></text:p>
      <text:p text:style-name="P10"><text:span text:style-name="T8">she can specify a different installation location, in which case the package </text:span><text:span text:style-name="Emphasis"><text:span text:style-name="T8">must</text:span></text:span><text:span text:style-name="T8"> still depend on the location which was compiled in (i.e., never recompile when `</text:span><text:span text:style-name="Example"><text:span text:style-name="T8">make install</text:span></text:span><text:span text:style-name="T8">' is run). This is an extremely important feature, as many people may decide to install all the files of a package grouped together, and then install links from the final locations to there. </text:span></text:p>
      <text:p text:style-name="Text_20_body"><text:soft-page-break/><text:span text:style-name="T8">In order to support these features, it is essential that </text:span><text:span text:style-name="Source_20_Text"><text:span text:style-name="T8">datarootdir</text:span></text:span><text:span text:style-name="T8"> remains being defined as `</text:span><text:span text:style-name="Example"><text:span text:style-name="T8">${prefix}/share</text:span></text:span><text:span text:style-name="T8">' to depend upon the current value of </text:span><text:span text:style-name="Source_20_Text"><text:span text:style-name="T8">prefix</text:span></text:span><text:span text:style-name="T8">. </text:span></text:p>
      <text:p text:style-name="Text_20_body"><text:span text:style-name="T8">A corollary is that you should not use these variables except in makefiles. For instance, instead of trying to evaluate </text:span><text:span text:style-name="Source_20_Text"><text:span text:style-name="T8">datadir</text:span></text:span><text:span text:style-name="T8"> in </text:span><text:span text:style-name="Example"><text:span text:style-name="T8">configure</text:span></text:span><text:span text:style-name="T8"> and hard-coding it in makefiles using e.g., `</text:span><text:span text:style-name="Example"><text:span text:style-name="T8">AC_DEFINE_UNQUOTED([DATADIR], ["$datadir"], [Data directory.])</text:span></text:span><text:span text:style-name="T8">', you should add </text:span><text:span text:style-name="Example"><text:span text:style-name="T8">-DDATADIR='$(datadir)'</text:span></text:span><text:span text:style-name="T8"> to your makefile's definition of </text:span><text:span text:style-name="Source_20_Text"><text:span text:style-name="T8">CPPFLAGS</text:span></text:span><text:span text:style-name="T8"> (</text:span><text:span text:style-name="Source_20_Text"><text:span text:style-name="T8">AM_CPPFLAGS</text:span></text:span><text:span text:style-name="T8"> if you are also using Automake). </text:span></text:p>
      <text:p text:style-name="Text_20_body"><text:span text:style-name="T8">Similarly, you should not rely on </text:span><text:span text:style-name="Source_20_Text"><text:span text:style-name="T8">AC_CONFIG_FILES</text:span></text:span><text:span text:style-name="T8"> to replace </text:span><text:span text:style-name="Source_20_Text"><text:span text:style-name="T8">datadir</text:span></text:span><text:span text:style-name="T8"> and friends in your shell scripts and other files; instead, let </text:span><text:span text:style-name="Example"><text:span text:style-name="T8">make</text:span></text:span><text:span text:style-name="T8"> manage their replacement. For instance Autoconf ships templates of its shell scripts ending with `</text:span><text:span text:style-name="Example"><text:span text:style-name="T8">.in</text:span></text:span><text:span text:style-name="T8">', and uses a makefile snippet similar to the following to build scripts like </text:span><text:span text:style-name="Example"><text:span text:style-name="T8">autoheader</text:span></text:span><text:span text:style-name="T8"> and </text:span><text:span text:style-name="Example"><text:span text:style-name="T8">autom4te</text:span></text:span><text:span text:style-name="T8">: </text:span></text:p>
      <text:p text:style-name="P12"><text:s text:c="5"/>edit = sed \</text:p>
      <text:p text:style-name="P12"><text:s text:c="13"/>-e 's|@datadir[@]|$(pkgdatadir)|g' \</text:p>
      <text:p text:style-name="P12"><text:s text:c="13"/>-e 's|@prefix[@]|$(prefix)|g'</text:p>
      <text:p text:style-name="P12"><text:s text:c="5"/></text:p>
      <text:p text:style-name="P12"><text:s text:c="5"/>autoheader autom4te: Makefile</text:p>
      <text:p text:style-name="P12"><text:s text:c="13"/>rm -f $@ $@.tmp</text:p>
      <text:p text:style-name="P12"><text:s text:c="13"/>$(edit) '$(srcdir)/$@.in' &gt;$@.tmp</text:p>
      <text:p text:style-name="P12"><text:s text:c="13"/>chmod +x $@.tmp</text:p>
      <text:p text:style-name="P12"><text:s text:c="13"/>chmod a-w $@.tmp</text:p>
      <text:p text:style-name="P12"><text:s text:c="13"/>mv $@.tmp $@</text:p>
      <text:p text:style-name="P12"><text:s text:c="5"/></text:p>
      <text:p text:style-name="P12"><text:s text:c="5"/>autoheader: $(srcdir)/autoheader.in</text:p>
      <text:p text:style-name="P13"><text:s text:c="5"/>autom4te: $(srcdir)/autom4te.in</text:p>
      <text:p text:style-name="P1">Some details are noteworthy: </text:p>
      <text:p text:style-name="List_20_Heading"><text:span text:style-name="T8">`</text:span><text:span text:style-name="Example"><text:span text:style-name="T8">@datadir[@]</text:span></text:span><text:span text:style-name="T8">'</text:span></text:p>
      <text:p text:style-name="List_20_Contents"><text:span text:style-name="T8">The brackets prevent </text:span><text:span text:style-name="Example"><text:span text:style-name="T8">configure</text:span></text:span><text:span text:style-name="T8"> from replacing `</text:span><text:span text:style-name="Example"><text:span text:style-name="T8">@datadir@</text:span></text:span><text:span text:style-name="T8">' in the Sed expression itself. Brackets are preferable to a backslash here, since Posix says `</text:span><text:span text:style-name="Example"><text:span text:style-name="T8">\@</text:span></text:span><text:span text:style-name="T8">' is not portable. </text:span></text:p>
      <text:p text:style-name="List_20_Heading"><text:span text:style-name="T8">`</text:span><text:span text:style-name="Example"><text:span text:style-name="T8">$(pkgdatadir)</text:span></text:span><text:span text:style-name="T8">'</text:span></text:p>
      <text:p text:style-name="List_20_Contents"><text:span text:style-name="T8">Don't use `</text:span><text:span text:style-name="Example"><text:span text:style-name="T8">@pkgdatadir@</text:span></text:span><text:span text:style-name="T8">'! Use the matching makefile variable instead. </text:span></text:p>
      <text:p text:style-name="List_20_Heading"><text:span text:style-name="T8">`</text:span><text:span text:style-name="Example"><text:span text:style-name="T8">/</text:span></text:span><text:span text:style-name="T8">'</text:span></text:p>
      <text:p text:style-name="List_20_Contents"><text:span text:style-name="T8">Don't use `</text:span><text:span text:style-name="Example"><text:span text:style-name="T8">/</text:span></text:span><text:span text:style-name="T8">' in the Sed expressions that replace file names since most likely the variables you use, such as `</text:span><text:span text:style-name="Example"><text:span text:style-name="T8">$(pkgdatadir)</text:span></text:span><text:span text:style-name="T8">', contain `</text:span><text:span text:style-name="Example"><text:span text:style-name="T8">/</text:span></text:span><text:span text:style-name="T8">'. Use a shell metacharacter instead, such as `</text:span><text:span text:style-name="Example"><text:span text:style-name="T8">|</text:span></text:span><text:span text:style-name="T8">'. </text:span></text:p>
      <text:p text:style-name="P9">special characters</text:p>
      <text:p text:style-name="List_20_Contents"><text:span text:style-name="T8">File names, file name components, and the value of </text:span><text:span text:style-name="Source_20_Text"><text:span text:style-name="T8">VPATH</text:span></text:span><text:span text:style-name="T8"> should not contain shell metacharacters or white space. See </text:span><text:a xlink:type="simple" xlink:href="https://www.gnu.org/software/autoconf/manual/autoconf-2.63/html_node/Special-Chars-in-Variables.html#Special-Chars-in-Variables" text:style-name="Internet_20_link" text:visited-style-name="Visited_20_Internet_20_Link"><text:span text:style-name="T8">Special Chars in Variables</text:span></text:a><text:span text:style-name="T8">. </text:span></text:p>
      <text:p text:style-name="List_20_Heading"><text:span text:style-name="T8">dependency on </text:span><text:span text:style-name="Example"><text:span text:style-name="T8">Makefile</text:span></text:span></text:p>
      <text:p text:style-name="List_20_Contents"><text:soft-page-break/><text:span text:style-name="T8">Since </text:span><text:span text:style-name="Source_20_Text"><text:span text:style-name="T8">edit</text:span></text:span><text:span text:style-name="T8"> uses values that depend on the configuration specific values (</text:span><text:span text:style-name="Source_20_Text"><text:span text:style-name="T8">prefix</text:span></text:span><text:span text:style-name="T8">, etc.) and not only on </text:span><text:span text:style-name="Source_20_Text"><text:span text:style-name="T8">VERSION</text:span></text:span><text:span text:style-name="T8"> and so forth, the output depends on </text:span><text:span text:style-name="Example"><text:span text:style-name="T8">Makefile</text:span></text:span><text:span text:style-name="T8">, not </text:span><text:span text:style-name="Example"><text:span text:style-name="T8">configure.ac</text:span></text:span><text:span text:style-name="T8">. </text:span></text:p>
      <text:p text:style-name="List_20_Heading"><text:span text:style-name="T8">`</text:span><text:span text:style-name="Example"><text:span text:style-name="T8">$@</text:span></text:span><text:span text:style-name="T8">'</text:span></text:p>
      <text:p text:style-name="List_20_Contents"><text:span text:style-name="T8">The main rule is generic, and uses `</text:span><text:span text:style-name="Example"><text:span text:style-name="T8">$@</text:span></text:span><text:span text:style-name="T8">' extensively to avoid the need for multiple copies of the rule. </text:span></text:p>
      <text:p text:style-name="P9">Separated dependencies and single suffix rules</text:p>
      <text:p text:style-name="P11">You can't use them! The above snippet cannot be (portably) rewritten as: </text:p>
      <text:p text:style-name="P14"><text:s text:c="10"/>autoconf autoheader: Makefile</text:p>
      <text:p text:style-name="P14"><text:s text:c="10"/>.in:</text:p>
      <text:p text:style-name="P14"><text:s text:c="18"/>rm -f $@ $@.tmp</text:p>
      <text:p text:style-name="P14"><text:s text:c="18"/>$(edit) $&lt; &gt;$@.tmp</text:p>
      <text:p text:style-name="P14"><text:s text:c="18"/>chmod +x $@.tmp</text:p>
      <text:p text:style-name="P14"><text:s text:c="18"/>mv $@.tmp $@</text:p>
      <text:p text:style-name="P15"><text:s text:c="5"/></text:p>
      <text:p text:style-name="P10"><text:span text:style-name="T8">See </text:span><text:a xlink:type="simple" xlink:href="https://www.gnu.org/software/autoconf/manual/autoconf-2.63/html_node/Single-Suffix-Rules.html#Single-Suffix-Rules" text:style-name="Internet_20_link" text:visited-style-name="Visited_20_Internet_20_Link"><text:span text:style-name="T8">Single Suffix Rules</text:span></text:a><text:span text:style-name="T8">, for details. </text:span></text:p>
      <text:p text:style-name="List_20_Heading"><text:span text:style-name="T8">`</text:span><text:span text:style-name="Example"><text:span text:style-name="T8">$(srcdir)</text:span></text:span><text:span text:style-name="T8">'</text:span></text:p>
      <text:p text:style-name="P11">Be sure to specify the name of the source directory, otherwise the package won't support separated builds. </text:p>
      <text:p text:style-name="P1">For the more specific installation of Erlang libraries, the following variables are defined: </text:p>
      <text:p text:style-name="P1">— Variable: <text:span text:style-name="T2">ERLANG_INSTALL_LIB_DIR</text:span><text:bookmark text:name="index-ERLANG_005fINSTALL_005fLIB_005fDIR-165"/></text:p>
      <text:p text:style-name="Quotations"><text:bookmark text:name="index-ERLANG_005fINSTALL_005fLIB_005fDIR-166"/><text:bookmark text:name="index-AC_005fERLANG_005fSUBST_005fINSTALL_005fLIB_005fDIR-167"/><text:span text:style-name="T8">The common parent directory of Erlang library installation directories. This variable is set by calling the </text:span><text:span text:style-name="Source_20_Text"><text:span text:style-name="T8">AC_ERLANG_SUBST_INSTALL_LIB_DIR</text:span></text:span><text:span text:style-name="T8"> macro in </text:span><text:span text:style-name="Example"><text:span text:style-name="T8">configure.ac</text:span></text:span><text:span text:style-name="T8">. </text:span></text:p>
      <text:p text:style-name="Text_20_body"><text:span text:style-name="T8">— Variable: </text:span><text:span text:style-name="T12">ERLANG_INSTALL_LIB_DIR_</text:span><text:span text:style-name="Variable"><text:span text:style-name="T8">library</text:span></text:span><text:bookmark text:name="index-ERLANG_005fINSTALL_005fLIB_005fDIR_005f-168"/></text:p>
      <text:p text:style-name="Quotations"><text:bookmark text:name="index-ERLANG_005fINSTALL_005fLIB_005fDIR_005f_0040var_007blibrary_007d-169"/><text:bookmark text:name="index-AC_005fERLANG_005fSUBST_005fINSTALL_005fLIB_005fSUBDIR-170"/><text:span text:style-name="T8">The installation directory for Erlang library </text:span><text:span text:style-name="Variable"><text:span text:style-name="T8">library</text:span></text:span><text:span text:style-name="T8">. This variable is set by calling the `</text:span><text:span text:style-name="Example"><text:span text:style-name="T8">AC_ERLANG_SUBST_INSTALL_LIB_SUBDIR(</text:span></text:span><text:span text:style-name="Example"><text:span text:style-name="Variable"><text:span text:style-name="T8">library</text:span></text:span></text:span><text:span text:style-name="Example"><text:span text:style-name="T8">, </text:span></text:span><text:span text:style-name="Example"><text:span text:style-name="Variable"><text:span text:style-name="T8">version</text:span></text:span></text:span><text:span text:style-name="T8">' macro in </text:span><text:span text:style-name="Example"><text:span text:style-name="T8">configure.ac</text:span></text:span><text:span text:style-name="T8">. </text:span></text:p>
      <text:p text:style-name="Text_20_body"><text:span text:style-name="T8">See </text:span><text:a xlink:type="simple" xlink:href="https://www.gnu.org/software/autoconf/manual/autoconf-2.63/html_node/Erlang-Libraries.html#Erlang-Libraries" text:style-name="Internet_20_link" text:visited-style-name="Visited_20_Internet_20_Link"><text:span text:style-name="T8">Erlang Libraries</text:span></text:a><text:span text:style-name="T8">, for details. </text:span></text:p>
      <text:p text:style-name="Text_20_body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文泉驿正黑" style:font-family-asian="文泉驿正黑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owWolf</meta:initial-creator>
    <meta:creation-date>2015-10-19T23:21:33.458267185</meta:creation-date>
    <meta:generator>LibreOffice/4.4.3.2$Linux_X86_64 LibreOffice_project/40m0$Build-2</meta:generator>
    <dc:date>2016-05-08T11:43:52.402682441</dc:date>
    <dc:creator>SnowWolf</dc:creator>
    <meta:editing-duration>PT29M25S</meta:editing-duration>
    <meta:editing-cycles>46</meta:editing-cycles>
    <meta:document-statistic meta:table-count="1" meta:image-count="0" meta:object-count="0" meta:page-count="5" meta:paragraph-count="121" meta:word-count="942" meta:character-count="7161" meta:non-whitespace-character-count="6018"/>
  </office:meta>
</office:document-meta>
</file>